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958" officeooo:paragraph-rsid="000d6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comm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21:20:25.010038095</meta:creation-date>
    <dc:date>2022-02-21T21:20:45.174020405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2.5.2$Linux_X86_64 LibreOffice_project/20$Build-2</meta:generator>
  </office:meta>
</office:document-meta>
</file>